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style:font-name="Courier New" fo:font-size="10pt" fo:language="en" fo:country="US" style:font-name-asian="Times New Roman" style:font-size-asian="10pt" style:language-asian="ru" style:country-asian="RU" style:font-name-complex="Courier New2" style:font-size-complex="10pt"/>
    </style:style>
    <style:style style:name="P5" style:family="paragraph" style:parent-style-name="Text_20_body">
      <style:text-properties fo:font-size="16pt" style:font-size-asian="16pt"/>
    </style:style>
    <style:style style:name="P6" style:family="paragraph" style:parent-style-name="Text_20_body" style:list-style-name="L1">
      <style:text-properties fo:font-size="16pt" style:font-size-asian="16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List_20_Paragraph" style:list-style-name="WWNum2">
      <style:paragraph-properties fo:text-align="justify" style:justify-single-word="false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fo:font-size="12pt" style:font-size-asian="12pt"/>
    </style:style>
    <style:style style:name="P10" style:family="paragraph" style:parent-style-name="List_20_Paragraph" style:list-style-name="WWNum2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9pt" fo:language="en" fo:country="US" style:font-name-asian="Times New Roman" style:font-size-asian="9pt" style:language-asian="ru" style:country-asian="RU" style:font-name-complex="Courier New2" style:font-size-complex="9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fo:font-size="16pt" style:font-size-asian="16pt"/>
    </style:style>
    <style:style style:name="P15" style:family="paragraph" style:parent-style-name="Heading_20_1">
      <style:text-properties fo:font-size="16pt" style:font-size-asian="16pt"/>
    </style:style>
    <style:style style:name="P16" style:family="paragraph" style:parent-style-name="Heading_20_2">
      <style:text-properties style:font-name="Courier New" fo:font-size="9pt" fo:language="en" fo:country="US" style:font-name-asian="Times New Roman" style:font-size-asian="9pt" style:language-asian="ru" style:country-asian="RU" style:font-name-complex="Courier New2" style:font-size-complex="9pt"/>
    </style:style>
    <style:style style:name="P17" style:family="paragraph" style:parent-style-name="Heading_20_2">
      <style:text-properties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10pt" fo:language="en" fo:country="US" style:font-name-asian="Times New Roman" style:font-size-asian="10pt" style:language-asian="ru" style:country-asian="RU" style:font-name-complex="Courier New2" style:font-size-complex="10pt"/>
    </style:style>
    <style:style style:name="T3" style:family="text">
      <style:text-properties style:font-name="Courier New" fo:language="en" fo:country="US" style:font-name-asian="Times New Roman" style:language-asian="ru" style:country-asian="RU" style:font-name-complex="Courier New2"/>
    </style:style>
    <style:style style:name="T4" style:family="text">
      <style:text-properties style:font-name="Courier New" fo:font-size="9pt" fo:language="en" fo:country="US" style:font-name-asian="Times New Roman" style:font-size-asian="9pt" style:language-asian="ru" style:country-asian="RU" style:font-name-complex="Courier New2" style:font-size-complex="9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language="en" fo:country="US"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Обложка</text:h>
      <text:h text:style-name="P14" text:outline-level="1"><text:bookmark-start text:name="_Toc303163574"/>Постановка задачи<text:bookmark-end text:name="_Toc303163574"/></text:h>
      <text:p text:style-name="P2"><text:span text:style-name="T5">В рамках данной лабораторной работы требуется ознакомиться со средствами написания программ на языке </text:span><text:span text:style-name="T6">OpenCL</text:span><text:span text:style-name="T5">, написать и отладить примитивную программу-пример, содержащую базовые принципы программирования графических процессоров с использованием параллельных вычислений.</text:span></text:p>
      <text:p text:style-name="P11">К выполнению поставленной задачи предъявляются следующие требования:</text:p>
      <text:list xml:id="list1064617059" text:style-name="WWNum1">
        <text:list-item>
          <text:p text:style-name="P9">Программа должна выполняться параллельно</text:p>
        </text:list-item>
        <text:list-item>
          <text:p text:style-name="P9">Программа должна распределять память</text:p>
        </text:list-item>
        <text:list-item>
          <text:p text:style-name="P9">Программа должна использовать векторные операции</text:p>
        </text:list-item>
      </text:list>
      <text:h text:style-name="P15" text:outline-level="1"><text:bookmark-start text:name="_Toc3031635741"/>В<text:bookmark-end text:name="_Toc3031635741"/>ариант задания:</text:h>
      <text:list xml:id="list127222404" text:style-name="L1">
        <text:list-item>
          <text:p text:style-name="P6">Транспонирование матрицы;</text:p>
        </text:list-item>
        <text:list-item>
          <text:p text:style-name="P6">Перемножение матриц;</text:p>
        </text:list-item>
      </text:list>
      <text:h text:style-name="P15" text:outline-level="1"><text:bookmark-start text:name="_Toc303163575"/>Описание<text:bookmark-end text:name="_Toc303163575"/></text:h>
      <text:p text:style-name="P11">Для решения поставленной задачи программа:</text:p>
      <text:list xml:id="list1383161568" text:style-name="WWNum2">
        <text:list-item>
          <text:p text:style-name="P10">Определяет наличие необходимого устройства (видеокарты);</text:p>
        </text:list-item>
        <text:list-item>
          <text:p text:style-name="P8"><text:span text:style-name="T5">Выделяет необходимое количество памяти с помощью команды </text:span><text:span text:style-name="T6">cudaMalloc</text:span><text:span text:style-name="T5">;</text:span></text:p>
        </text:list-item>
        <text:list-item>
          <text:p text:style-name="P10">Определяет размерность блоков;</text:p>
        </text:list-item>
        <text:list-item>
          <text:p text:style-name="P10">Определяет число необходимых блоков;</text:p>
        </text:list-item>
        <text:list-item>
          <text:p text:style-name="P10">Запускает ядро, передавая ему число блоков и число нитей в каждом блоке;</text:p>
        </text:list-item>
        <text:list-item>
          <text:p text:style-name="P10">В рамках ядра производит необходимые вычисления параллельно;</text:p>
        </text:list-item>
        <text:list-item>
          <text:p text:style-name="P8"><text:span text:style-name="T5">Копирует результаты работы программы из памяти видеокарты (</text:span><text:span text:style-name="T6">cudaMemset</text:span><text:span text:style-name="T5">);</text:span></text:p>
        </text:list-item>
        <text:list-item>
          <text:p text:style-name="P10">Высвобождает память видеокарты;</text:p>
        </text:list-item>
        <text:list-item>
          <text:p text:style-name="P10">Выводит на экран результаты работы программы; </text:p>
        </text:list-item>
      </text:list>
      <text:h text:style-name="P15" text:outline-level="1"/>
      <text:p text:style-name="P5"/>
      <text:h text:style-name="P3" text:outline-level="1">Код программы на языке <text:span text:style-name="T1">Python</text:span></text:h>
      <text:h text:style-name="Heading_20_2" text:outline-level="2">1. Native transpose __kernel:</text:h>
      <text:p text:style-name="P12">class NaiveTranspose:</text:p>
      <text:p text:style-name="P12"><text:tab/>def __init__(self, ctx):</text:p>
      <text:p text:style-name="P12"><text:tab/><text:tab/>self.kernel = cl.Program(ctx, """</text:p>
      <text:p text:style-name="P12">__kernel</text:p>
      <text:p text:style-name="P12">void transpose(</text:p>
      <text:p text:style-name="P12"><text:s text:c="2"/>__global float *a_t, __global float *a,</text:p>
      <text:p text:style-name="P12"><text:s text:c="2"/>unsigned a_width, unsigned a_height)</text:p>
      <text:p text:style-name="P12">{</text:p>
      <text:p text:style-name="P12"><text:s text:c="2"/>int read_idx = get_global_id(0) + get_global_id(1) * a_width;</text:p>
      <text:p text:style-name="P12"><text:s text:c="2"/>int write_idx = get_global_id(1) + get_global_id(0) * a_height;</text:p>
      <text:p text:style-name="P12"></text:p>
      <text:p text:style-name="P12"><text:s text:c="2"/>a_t[write_idx] = a[read_idx];</text:p>
      <text:p text:style-name="P12">}</text:p>
      <text:p text:style-name="P12"><text:tab/><text:tab/>"""% {"block_size": block_size}).build().transpose</text:p>
      <text:p text:style-name="P12"><text:tab/>def __call__(self, queue, tgt, src, shape):</text:p>
      <text:p text:style-name="P12"><text:tab/><text:tab/>w, h = shape</text:p>
      <text:p text:style-name="P12"><text:tab/><text:tab/>assert w % block_size == 0</text:p>
      <text:p text:style-name="P12"><text:tab/><text:tab/>assert h % block_size == 0</text:p>
      <text:p text:style-name="P12"></text:p>
      <text:p text:style-name="P12"><text:tab/><text:tab/>return self.kernel(queue, (w, h), (block_size, block_size),</text:p>
      <text:p text:style-name="P12"><text:tab/><text:tab/><text:tab/>tgt, src, np.uint32(w), np.uint32(h))</text:p>
      <text:h text:style-name="Heading_20_2" text:outline-level="2">1. Transpose with local memory __kernel:</text:h>
      <text:p text:style-name="P12">class TransposeWithLocal:</text:p>
      <text:p text:style-name="P12"><text:tab/>def __init__(self, ctx):</text:p>
      <text:p text:style-name="P12"><text:tab/><text:tab/>self.kernel = cl.Program(ctx, """</text:p>
      <text:p text:style-name="P12">#define BLOCK_SIZE %(block_size)d</text:p>
      <text:p text:style-name="P12">#define A_BLOCK_STRIDE (BLOCK_SIZE * a_width)</text:p>
      <text:p text:style-name="P12">#define A_T_BLOCK_STRIDE (BLOCK_SIZE * a_height)</text:p>
      <text:p text:style-name="P12"></text:p>
      <text:p text:style-name="P12">__kernel __attribute__((reqd_work_group_size(BLOCK_SIZE, BLOCK_SIZE, 1)))</text:p>
      <text:p text:style-name="P12">void transpose(</text:p>
      <text:p text:style-name="P12"><text:s text:c="2"/>__global float *a_t,</text:p>
      <text:p text:style-name="P12"><text:s text:c="2"/>__global float *a,</text:p>
      <text:p text:style-name="P12"><text:s text:c="2"/>unsigned a_width,</text:p>
      <text:p text:style-name="P12"><text:s text:c="2"/>unsigned a_height,</text:p>
      <text:p text:style-name="P12"><text:s text:c="2"/>__local float *a_local)</text:p>
      <text:p text:style-name="P12">{</text:p>
      <text:p text:style-name="P12"><text:s text:c="2"/>int base_idx_a <text:s text:c="2"/>=</text:p>
      <text:p text:style-name="P12"><text:tab/>get_group_id(0) * BLOCK_SIZE +</text:p>
      <text:p text:style-name="P12"><text:tab/>get_group_id(1) * A_BLOCK_STRIDE;</text:p>
      <text:p text:style-name="P12"><text:s text:c="2"/>int base_idx_a_t =</text:p>
      <text:p text:style-name="P12"><text:tab/>get_group_id(1) * BLOCK_SIZE +</text:p>
      <text:p text:style-name="P12"><text:tab/>get_group_id(0) * A_T_BLOCK_STRIDE;</text:p>
      <text:p text:style-name="P12"></text:p>
      <text:p text:style-name="P12"><text:s text:c="2"/>int glob_idx_a <text:s text:c="2"/>= base_idx_a + get_local_id(0) + a_width * get_local_id(1);</text:p>
      <text:p text:style-name="P12"><text:s text:c="2"/>int glob_idx_a_t = base_idx_a_t + get_local_id(0) + a_height * get_local_id(1);</text:p>
      <text:p text:style-name="P12"></text:p>
      <text:p text:style-name="P12"><text:s text:c="2"/>a_local[get_local_id(1)*BLOCK_SIZE+get_local_id(0)] = a[glob_idx_a];</text:p>
      <text:p text:style-name="P12"></text:p>
      <text:p text:style-name="P12"><text:s text:c="2"/>barrier(CLK_LOCAL_MEM_FENCE);</text:p>
      <text:p text:style-name="P12"></text:p>
      <text:p text:style-name="P12"><text:s text:c="2"/>a_t[glob_idx_a_t] = a_local[get_local_id(0)*BLOCK_SIZE+get_local_id(1)];</text:p>
      <text:p text:style-name="P12">}</text:p>
      <text:p text:style-name="P12"><text:tab/><text:tab/>"""% {"block_size": block_size}).build().transpose</text:p>
      <text:p text:style-name="P12"></text:p>
      <text:p text:style-name="P12"><text:tab/>def __call__(self, queue, tgt, src, shape):</text:p>
      <text:p text:style-name="P12"><text:tab/><text:tab/>w, h = shape</text:p>
      <text:p text:style-name="P12"><text:tab/><text:tab/>assert w % block_size == 0</text:p>
      <text:p text:style-name="P12"><text:tab/><text:tab/>assert h % block_size == 0</text:p>
      <text:p text:style-name="P12"></text:p>
      <text:p text:style-name="P12"><text:tab/><text:tab/>return self.kernel(queue, (w, h), (block_size, block_size),</text:p>
      <text:p text:style-name="P12"><text:tab/><text:tab/><text:tab/>tgt, src, np.uint32(w), np.uint32(h),</text:p>
      <text:p text:style-name="P12"><text:tab/><text:tab/><text:tab/>cl.LocalMemory(4*block_size*(block_size+1)))</text:p>
      <text:h text:style-name="Heading_20_2" text:outline-level="2"><text:soft-page-break/>2. Matrix multiplication:</text:h>
      <text:p text:style-name="P12">#define BLOCK_SIZE %(block_size)d</text:p>
      <text:p text:style-name="P12">#define AS(i, j) As[j + i * BLOCK_SIZE]</text:p>
      <text:p text:style-name="P12">#define BS(i, j) Bs[j + i * BLOCK_SIZE]</text:p>
      <text:p text:style-name="P12">///////////////////////////////////////////////////////////////////////////////</text:p>
      <text:p text:style-name="P12">//! Matrix multiplication on the device: C = A * B</text:p>
      <text:p text:style-name="P12">//! uiWA is A's width and uiWB is B's width</text:p>
      <text:p text:style-name="P12">////////////////////////////////////////////////////////////////////////////////</text:p>
      <text:p text:style-name="P12">__kernel void</text:p>
      <text:p text:style-name="P12">matrixMul(__global float* C,</text:p>
      <text:p text:style-name="P12"><text:s text:c="10"/>__global float* A,</text:p>
      <text:p text:style-name="P12"><text:s text:c="10"/>__global float* B, </text:p>
      <text:p text:style-name="P12"><text:tab/> <text:s text:c="5"/>int uiWA,</text:p>
      <text:p text:style-name="P12"><text:tab/> <text:s text:c="5"/>int uiWB)</text:p>
      <text:p text:style-name="P12">{</text:p>
      <text:p text:style-name="P12"><text:tab/>__local float As[BLOCK_SIZE*BLOCK_SIZE];</text:p>
      <text:p text:style-name="P12"><text:tab/>__local float Bs[BLOCK_SIZE*BLOCK_SIZE];</text:p>
      <text:p text:style-name="P12"><text:tab/></text:p>
      <text:p text:style-name="P12"><text:s text:c="4"/>// Block index</text:p>
      <text:p text:style-name="P12"><text:s text:c="4"/>int bx = get_group_id(0);</text:p>
      <text:p text:style-name="P12"><text:s text:c="4"/>int by = get_group_id(1);</text:p>
      <text:p text:style-name="P12"/>
      <text:p text:style-name="P12"> <text:s text:c="3"/>// Thread index</text:p>
      <text:p text:style-name="P12"><text:s text:c="4"/>int tx = get_local_id(0);</text:p>
      <text:p text:style-name="P12"><text:s text:c="4"/>int ty = get_local_id(1);</text:p>
      <text:p text:style-name="P12"></text:p>
      <text:p text:style-name="P12"><text:s text:c="4"/>// Index of the first sub-matrix of A processed by the block</text:p>
      <text:p text:style-name="P12"><text:s text:c="4"/>int aBegin = uiWA * BLOCK_SIZE * by;</text:p>
      <text:p text:style-name="P12"/>
      <text:p text:style-name="P12"> <text:s text:c="3"/>// Index of the last sub-matrix of A processed by the block</text:p>
      <text:p text:style-name="P12"><text:s text:c="4"/>int aEnd <text:s text:c="2"/>= aBegin + uiWA - 1;</text:p>
      <text:p text:style-name="P12"/>
      <text:p text:style-name="P12"> <text:s text:c="3"/>// Step size used to iterate through the sub-matrices of A</text:p>
      <text:p text:style-name="P12"><text:s text:c="4"/>int aStep <text:s/>= BLOCK_SIZE;</text:p>
      <text:p text:style-name="P12"/>
      <text:p text:style-name="P12"> <text:s text:c="3"/>// Index of the first sub-matrix of B processed by the block</text:p>
      <text:p text:style-name="P12"><text:s text:c="4"/>int bBegin = BLOCK_SIZE * bx;</text:p>
      <text:p text:style-name="P12"/>
      <text:p text:style-name="P12"> <text:s text:c="3"/>// Step size used to iterate through the sub-matrices of B</text:p>
      <text:p text:style-name="P12"><text:s text:c="4"/>int bStep <text:s/>= BLOCK_SIZE * uiWB;</text:p>
      <text:p text:style-name="P12"/>
      <text:p text:style-name="P12"> <text:s text:c="3"/>// Csub is used to store the element of the block sub-matrix</text:p>
      <text:p text:style-name="P12"><text:s text:c="4"/>// that is computed by the thread</text:p>
      <text:p text:style-name="P12"><text:s text:c="4"/>float Csub = 0.0f;</text:p>
      <text:p text:style-name="P12"></text:p>
      <text:p text:style-name="P12"><text:s text:c="4"/>// Loop over all the sub-matrices of A and B</text:p>
      <text:p text:style-name="P12"><text:s text:c="4"/>// required to compute the block sub-matrix</text:p>
      <text:p text:style-name="P12"><text:s text:c="4"/>for (int a = aBegin, b = bBegin;</text:p>
      <text:p text:style-name="P12"><text:s text:c="13"/>a &lt;= aEnd;</text:p>
      <text:p text:style-name="P12"><text:s text:c="13"/>a += aStep, b += bStep) {</text:p>
      <text:p text:style-name="P12"> <text:s text:c="8"/>// Load the matrices from device memory</text:p>
      <text:p text:style-name="P12"><text:s text:c="8"/>// to shared memory; each thread loads</text:p>
      <text:p text:style-name="P12"><text:s text:c="8"/>// one element of each matrix</text:p>
      <text:p text:style-name="P12"><text:s text:c="8"/>AS(ty, tx) = A[a + uiWA * ty + tx];</text:p>
      <text:p text:style-name="P12"><text:s text:c="8"/>BS(ty, tx) = B[b + uiWB * ty + tx];</text:p>
      <text:p text:style-name="P12"><text:tab/> // Synchronize to make sure the matrices are loaded</text:p>
      <text:p text:style-name="P12"><text:s text:c="8"/>barrier(CLK_LOCAL_MEM_FENCE);</text:p>
      <text:p text:style-name="P12"></text:p>
      <text:p text:style-name="P12">// <text:s text:c="7"/>#pragma unroll //</text:p>
      <text:p text:style-name="P12">/* <text:s text:c="3"/>This extension extends the OpenCL C language with a hint that</text:p>
      <text:p text:style-name="P12"><text:s/>* <text:s text:c="2"/>allows loops to be unrolled. This pragma must be used for a loop</text:p>
      <text:p text:style-name="P12"><text:s/>* <text:s text:c="2"/>and can be used to specify full unrolling or partial unrolling by</text:p>
      <text:p text:style-name="P12"><text:s/>* <text:s text:c="2"/>a certain amount. This is a hint and the compiler may ignore this</text:p>
      <text:p text:style-name="P12"><text:s/>* <text:s text:c="2"/>pragma for any reason.</text:p>
      <text:p text:style-name="P12"><text:s/>*/ <text:s/></text:p>
      <text:p text:style-name="P12"><text:s text:c="8"/>// Multiply the two matrices together;</text:p>
      <text:p text:style-name="P12"><text:s text:c="8"/>// each thread computes one element</text:p>
      <text:p text:style-name="P12"><text:s text:c="8"/>// of the block sub-matrix <text:s text:c="7"/></text:p>
      <text:p text:style-name="P12"> <text:s text:c="7"/>for (int k = 0; k &lt; BLOCK_SIZE; ++k)</text:p>
      <text:p text:style-name="P12"><text:s text:c="12"/>Csub += AS(ty, k) * BS(k, tx);</text:p>
      <text:p text:style-name="P12"><text:soft-page-break/><text:tab/> // Synchronize to make sure that the preceding</text:p>
      <text:p text:style-name="P12"><text:s text:c="7"/>// computation is done before loading two new</text:p>
      <text:p text:style-name="P12"><text:s text:c="7"/>// sub-matrices of A and B in the next iteration</text:p>
      <text:p text:style-name="P12"><text:s text:c="8"/>barrier(CLK_LOCAL_MEM_FENCE);</text:p>
      <text:p text:style-name="P12"><text:s text:c="4"/>}</text:p>
      <text:p text:style-name="P12"> <text:s text:c="3"/>// Write the block sub-matrix to device memory;</text:p>
      <text:p text:style-name="P12"><text:s text:c="4"/>// each thread writes one element</text:p>
      <text:p text:style-name="P12"><text:s text:c="4"/>C[get_global_id(1) * get_global_size(0) + get_global_id(0)] = Csub;</text:p>
      <text:p text:style-name="P12">}</text:p>
      <text:h text:style-name="Heading_20_2" text:outline-level="2">4. Matrix to numpy:</text:h>
      <text:p text:style-name="P12">def matrix_to_array(A, n, m):</text:p>
      <text:p text:style-name="P12"><text:tab/>h = ((n-1) // block_size + 1) * block_size</text:p>
      <text:p text:style-name="P12"><text:tab/>w = ((m-1) // block_size + 1) * block_size</text:p>
      <text:p text:style-name="P12"><text:tab/># not fills array by zero</text:p>
      <text:p text:style-name="P12"><text:tab/>result = np.empty((h, w), dtype=np.float32)</text:p>
      <text:p text:style-name="P12"><text:tab/>for i in range(n):</text:p>
      <text:p text:style-name="P12"><text:tab/><text:tab/>for j in range(m):</text:p>
      <text:p text:style-name="P12"><text:tab/><text:tab/><text:tab/>result[i][j] = A[i][j]</text:p>
      <text:p text:style-name="P12"><text:tab/></text:p>
      <text:p text:style-name="P12"><text:tab/>return result</text:p>
      <text:p text:style-name="P12"></text:p>
      <text:p text:style-name="P12">def array_to_matrix(Arr, n, m):</text:p>
      <text:p text:style-name="P12"><text:tab/>A = [[0.0] * m for i in range(n)]</text:p>
      <text:p text:style-name="P12"><text:tab/>for i in range(n):</text:p>
      <text:p text:style-name="P12"><text:tab/><text:tab/>for j in range(m):</text:p>
      <text:p text:style-name="P12"><text:tab/><text:tab/><text:tab/>A[i][j] = Arr[i][j]</text:p>
      <text:p text:style-name="P12"><text:tab/>return A</text:p>
      <text:h text:style-name="Heading_20_2" text:outline-level="2">5. Transponate:</text:h>
      <text:p text:style-name="P12">def transponate(A):</text:p>
      <text:p text:style-name="P12"><text:tab/>ctx = cl_init()</text:p>
      <text:p text:style-name="P12"><text:tab/>queue = cl.CommandQueue(ctx)</text:p>
      <text:p text:style-name="P12"><text:tab/>n = len(A)</text:p>
      <text:p text:style-name="P12"><text:tab/>m = len(A[0])</text:p>
      <text:p text:style-name="P12"><text:tab/></text:p>
      <text:p text:style-name="P12"><text:tab/>src_array = matrix_to_array(A, n, m)</text:p>
      <text:p text:style-name="P12"><text:tab/></text:p>
      <text:p text:style-name="P12"><text:tab/>print("src_array size: " + str(src_array.shape))</text:p>
      <text:p text:style-name="P12"></text:p>
      <text:p text:style-name="P12"><text:tab/>mf = cl.mem_flags</text:p>
      <text:p text:style-name="P12"><text:tab/>a_buf = cl.Buffer(ctx, mf.READ_ONLY | mf.COPY_HOST_PTR, hostbuf=src_array)</text:p>
      <text:p text:style-name="P12"><text:tab/>a_t_buf = cl.Buffer(ctx, mf.WRITE_ONLY, size=src_array.nbytes)</text:p>
      <text:p text:style-name="P12"><text:tab/></text:p>
      <text:p text:style-name="P12"><text:tab/>method = NaiveTranspose</text:p>
      <text:p text:style-name="P12"><text:tab/></text:p>
      <text:p text:style-name="P12">#<text:tab/>TransposeWithLocal(ctx)(queue, a_t_buf, a_buf, src_array.shape)</text:p>
      <text:p text:style-name="P12"><text:tab/>method(ctx)(queue, a_t_buf, a_buf, src_array.shape)</text:p>
      <text:p text:style-name="P12"><text:tab/></text:p>
      <text:p text:style-name="P12"><text:tab/>w, h = src_array.shape</text:p>
      <text:p text:style-name="P12"><text:tab/>result = np.empty((h, w), dtype=src_array.dtype)</text:p>
      <text:p text:style-name="P12"><text:tab/>cl.enqueue_read_buffer(queue, a_t_buf, result).wait()</text:p>
      <text:p text:style-name="P12"></text:p>
      <text:p text:style-name="P12"><text:tab/>a_buf.release()</text:p>
      <text:p text:style-name="P12"><text:tab/>a_t_buf.release()</text:p>
      <text:p text:style-name="P12"></text:p>
      <text:p text:style-name="P12"><text:tab/>print("numpy result array: ")</text:p>
      <text:p text:style-name="P12"><text:tab/>print(result)</text:p>
      <text:p text:style-name="P12"></text:p>
      <text:p text:style-name="P12"><text:tab/>err = src_array.T - result</text:p>
      <text:p text:style-name="P12"><text:tab/>print("err = ", la.norm(err))</text:p>
      <text:p text:style-name="P12"><text:tab/></text:p>
      <text:p text:style-name="P12"><text:tab/>print("source = ")</text:p>
      <text:p text:style-name="P12"><text:tab/>print(A)</text:p>
      <text:p text:style-name="P12"><text:tab/>print("result = ")</text:p>
      <text:p text:style-name="P12"><text:tab/>print(array_to_matrix(result, m, n))</text:p>
      <text:p text:style-name="P12"/>
      <text:p text:style-name="P12"/>
      <text:h text:style-name="Heading_20_2" text:outline-level="2"><text:soft-page-break/>5. Multiplication:</text:h>
      <text:p text:style-name="P12"></text:p>
      <text:p text:style-name="P12">def multiply(A, B):</text:p>
      <text:p text:style-name="P12">## check sizes here!!!</text:p>
      <text:p text:style-name="P12"><text:tab/>ctx, queue = cl_init()</text:p>
      <text:p text:style-name="P12"><text:tab/>h1 = len(A)</text:p>
      <text:p text:style-name="P12"><text:tab/>h2 = len(B)</text:p>
      <text:p text:style-name="P12"><text:tab/>w1 = len(A[0])</text:p>
      <text:p text:style-name="P12"><text:tab/>w2 = len(B[0])</text:p>
      <text:p text:style-name="P12"><text:tab/></text:p>
      <text:p text:style-name="P12"><text:tab/>if "NVIDIA" in queue.device.vendor:</text:p>
      <text:p text:style-name="P12"><text:tab/><text:tab/>options = "-cl-mad-enable -cl-fast-relaxed-math"</text:p>
      <text:p text:style-name="P12"><text:tab/>else:</text:p>
      <text:p text:style-name="P12"><text:tab/><text:tab/>options = ""</text:p>
      <text:p text:style-name="P12"><text:tab/></text:p>
      <text:p text:style-name="P12"><text:tab/>a_buf = matrix_to_array(A, h1, w1)</text:p>
      <text:p text:style-name="P12"><text:tab/>b_buf = matrix_to_array(B, h2, w2)</text:p>
      <text:p text:style-name="P12"><text:tab/>c_buf = np.empty((a_buf.shape[0], b_buf.shape[1])).astype(np.float32)</text:p>
      <text:p text:style-name="P12"><text:tab/></text:p>
      <text:p text:style-name="P12"><text:tab/>print("a_buf")</text:p>
      <text:p text:style-name="P12"><text:tab/>print(a_buf)</text:p>
      <text:p text:style-name="P12"><text:tab/>print("b_buf")</text:p>
      <text:p text:style-name="P12"><text:tab/>print(b_buf)</text:p>
      <text:p text:style-name="P12"><text:tab/></text:p>
      <text:p text:style-name="P12"><text:tab/>kernel_params = {"block_size": block_size}</text:p>
      <text:p text:style-name="P12"></text:p>
      <text:p text:style-name="P12"><text:tab/>prg = cl.Program(ctx, open("mul.cl").read() % kernel_params, )</text:p>
      <text:p text:style-name="P12"><text:tab/>prg..build(options=options)</text:p>
      <text:p text:style-name="P12"></text:p>
      <text:p text:style-name="P12"><text:tab/>mf = cl.mem_flags</text:p>
      <text:p text:style-name="P12"><text:tab/>d_a_buf = cl.Buffer(ctx, mf.READ_ONLY | mf.COPY_HOST_PTR, hostbuf=a_buf)</text:p>
      <text:p text:style-name="P12"><text:tab/>d_b_buf = cl.Buffer(ctx, mf.READ_ONLY | mf.COPY_HOST_PTR, hostbuf=b_buf)</text:p>
      <text:p text:style-name="P12"><text:tab/>d_c_buf = cl.Buffer(ctx, mf.WRITE_ONLY, size=c_buf.nbytes)</text:p>
      <text:p text:style-name="P12"></text:p>
      <text:p text:style-name="P12"><text:tab/># actual benchmark ------------------------------------------------------------</text:p>
      <text:p text:style-name="P12"><text:tab/>t1 = time()</text:p>
      <text:p text:style-name="P12"><text:tab/></text:p>
      <text:p text:style-name="P12"><text:tab/>event = prg.matrixMul(queue, c_buf.shape, (block_size, block_size),</text:p>
      <text:p text:style-name="P12"><text:tab/> <text:s text:c="21"/>d_c_buf, d_a_buf, d_b_buf,</text:p>
      <text:p text:style-name="P12"><text:tab/> <text:s text:c="21"/>np.uint32(c_buf.shape[0]), np.uint32(c_buf.shape[1]))</text:p>
      <text:p text:style-name="P12"></text:p>
      <text:p text:style-name="P12"><text:tab/>event.wait()</text:p>
      <text:p text:style-name="P12"><text:tab/>gpu_time = (time() - t1)</text:p>
      <text:p text:style-name="P12"></text:p>
      <text:p text:style-name="P12"><text:tab/>cl.enqueue_copy(queue, c_buf, d_c_buf)</text:p>
      <text:p text:style-name="P12"><text:tab/></text:p>
      <text:p text:style-name="P12"><text:tab/>print("c_buf")</text:p>
      <text:p text:style-name="P12"><text:tab/>print(c_buf)</text:p>
      <text:p text:style-name="P12"><text:tab/></text:p>
      <text:p text:style-name="P12"><text:tab/>res = array_to_matrix(c_buf, h1, w2, c_buf.shape[1])</text:p>
      <text:p text:style-name="P12"><text:tab/></text:p>
      <text:p text:style-name="P12"><text:tab/>print("result:")</text:p>
      <text:p text:style-name="P12"><text:tab/>for row in res:</text:p>
      <text:p text:style-name="P12"><text:tab/><text:tab/>print(row)</text:p>
      <text:p text:style-name="P12"><text:tab/>print("origin with numpy:")</text:p>
      <text:p text:style-name="P12"><text:tab/>print( np.matrix(A) * np.matrix(B))</text:p>
      <text:h text:style-name="Heading_20_1" text:outline-level="1"/>
      <text:h text:style-name="P3" text:outline-level="1">Протокол</text:h>
      <text:h text:style-name="P16" text:outline-level="2">oleg@spetz:~/CL/lab2$ python lab2_1.py </text:h>
      <text:p text:style-name="P7"><text:span text:style-name="T3">[[ <text:s/>0.00000000e+00 <text:s text:c="2"/>3.00000000e+00 <text:s text:c="2"/>7.00000000e+00 <text:s text:c="2"/>0.00000000e+00]</text:span></text:p>
      <text:p text:style-name="P7"><text:span text:style-name="T3"><text:s/>[ <text:s/>1.00000000e+00 <text:s text:c="2"/>4.00000000e+00 <text:s text:c="2"/>8.00000000e+00 <text:s text:c="2"/>0.00000000e+00]</text:span></text:p>
      <text:p text:style-name="P7"><text:span text:style-name="T3"><text:s/>[ <text:s/>3.36340904e+00 <text:s text:c="2"/>0.00000000e+00 <text:s text:c="2"/>0.00000000e+00 <text:s text:c="2"/>0.00000000e+00]</text:span></text:p>
      <text:p text:style-name="P7"><text:span text:style-name="T3"><text:s/>[ <text:s/>4.56052585e-41 <text:s text:c="2"/>0.00000000e+00 <text:s text:c="2"/>0.00000000e+00 <text:s text:c="2"/>0.00000000e+00]]</text:span></text:p>
      <text:p text:style-name="P7"><text:span text:style-name="T3">('err = ', 0.0)</text:span></text:p>
      <text:p text:style-name="P7"><text:span text:style-name="T3">source = [[0, 1], [3, 4], [7, 8]], result = [[0.0, 3.0, 7.0], [1.0, 4.0, 8.0]]</text:span></text:p>
      <text:h text:style-name="P17" text:outline-level="2"><text:span text:style-name="T3">oleg@spetz:~/CL/lab2$ python lab2_2.py </text:span></text:h>
      <text:p text:style-name="Text_20_body"><text:span text:style-name="T4">a_buf</text:span></text:p>
      <text:p text:style-name="Text_20_body"><text:span text:style-name="T4">[[ 1. <text:s/>2. <text:s/>3. <text:s/>0.]</text:span></text:p>
      <text:p text:style-name="Text_20_body"><text:span text:style-name="T4"><text:s/>[ 3. <text:s/>4. <text:s/>3. <text:s/>0.]</text:span></text:p>
      <text:p text:style-name="Text_20_body"><text:span text:style-name="T4"><text:s/>[ 5. <text:s/>6. <text:s/>3. <text:s/>0.]</text:span></text:p>
      <text:p text:style-name="Text_20_body"><text:span text:style-name="T4"><text:s/>[ 0. <text:s/>0. <text:s/>0. <text:s/>0.]]</text:span></text:p>
      <text:p text:style-name="Text_20_body"><text:span text:style-name="T4">b_buf</text:span></text:p>
      <text:p text:style-name="Text_20_body"><text:span text:style-name="T4">[[ 5. <text:s/>6. <text:s/>7. <text:s/>0.]</text:span></text:p>
      <text:p text:style-name="Text_20_body"><text:span text:style-name="T4"><text:s/>[ 7. <text:s/>8. <text:s/>9. <text:s/>0.]</text:span></text:p>
      <text:p text:style-name="Text_20_body"><text:span text:style-name="T4"><text:s/>[ 7. <text:s/>8. <text:s/>9. <text:s/>0.]</text:span></text:p>
      <text:p text:style-name="Text_20_body"><text:span text:style-name="T4"><text:s/>[ 0. <text:s/>0. <text:s/>0. <text:s/>0.]]</text:span></text:p>
      <text:p text:style-name="Text_20_body"><text:span text:style-name="T4">c_buf</text:span></text:p>
      <text:p text:style-name="Text_20_body"><text:span text:style-name="T4">[[ <text:s/>40. <text:s text:c="2"/>46. <text:s text:c="2"/>52. <text:s text:c="3"/>0.]</text:span></text:p>
      <text:p text:style-name="Text_20_body"><text:span text:style-name="T4"><text:s/>[ <text:s/>64. <text:s text:c="2"/>74. <text:s text:c="2"/>84. <text:s text:c="3"/>0.]</text:span></text:p>
      <text:p text:style-name="Text_20_body"><text:span text:style-name="T4"><text:s/>[ <text:s/>88. <text:s/>102. <text:s/>116. <text:s text:c="3"/>0.]</text:span></text:p>
      <text:p text:style-name="Text_20_body"><text:span text:style-name="T4"><text:s/>[ <text:s text:c="2"/>0. <text:s text:c="3"/>0. <text:s text:c="3"/>0. <text:s text:c="3"/>0.]]</text:span></text:p>
      <text:p text:style-name="Text_20_body"><text:span text:style-name="T4">result:</text:span></text:p>
      <text:p text:style-name="Text_20_body"><text:span text:style-name="T4">[[40.0, 46.0, 52.0], [64.0, 74.0, 84.0], [88.0, 102.0, 116.0]]</text:span></text:p>
      <text:p text:style-name="Text_20_body"><text:span text:style-name="T4">origin with numpy:</text:span></text:p>
      <text:p text:style-name="Text_20_body"><text:span text:style-name="T4">[[ 40 <text:s/>46 <text:s/>52], [ 64 <text:s/>74 <text:s/>84], [ 88 102 116]]</text:span></text:p>
      <text:h text:style-name="Heading_20_1" text:outline-level="1">Вывод</text:h>
      <text:p text:style-name="P1">Алгоритм <text:span text:style-name="T1">LU</text:span> разложения позволяет эффективно находить решения СЛАУ, а также вычислять обратную матрицу и детерминант. Алгоритм особенно полезен в случае, когда <text:s/>необходимо найти решение нескольких СЛАУ с одинаковыми коэффициентами, и различными свободными членами. LUP-разложение используется для вычисления обратной матрицы по компактной схеме, решая СЛАУ. По сравнению с алгоритмом LU-разложения алгоритм LUP-разложения может обрабатывать любые невырожденные матрицы и при этом обладает более высокой численной устойчивость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18T20:00:47</dc:date>
    <dc:creator>Oleg Baskakov</dc:creator>
    <meta:editing-duration>PT2H27M46S</meta:editing-duration>
    <meta:editing-cycles>19</meta:editing-cycles>
    <meta:generator>LibreOffice/3.4$Unix LibreOffice_project/340m1$Build-402</meta:generator>
    <meta:document-statistic meta:table-count="0" meta:image-count="0" meta:object-count="0" meta:page-count="7" meta:paragraph-count="300" meta:word-count="1294" meta:character-count="10082" meta:non-whitespace-character-count="8132"/>
  </office:meta>
</office:document-meta>
</file>